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809in" style:rel-column-width="17713*"/>
    </style:style>
    <style:style style:name="Table1.B" style:family="table-column">
      <style:table-column-properties style:column-width="4.884in" style:rel-column-width="478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219876"/>
    </style:style>
    <style:style style:name="P2" style:family="paragraph" style:parent-style-name="Table_20_Contents">
      <style:text-properties officeooo:rsid="0015b150" officeooo:paragraph-rsid="0015b150"/>
    </style:style>
    <style:style style:name="P3" style:family="paragraph" style:parent-style-name="Table_20_Contents">
      <style:text-properties officeooo:rsid="0016ac1c" officeooo:paragraph-rsid="0016ac1c"/>
    </style:style>
    <style:style style:name="P4" style:family="paragraph" style:parent-style-name="Table_20_Contents">
      <style:text-properties officeooo:rsid="001864dd" officeooo:paragraph-rsid="001864dd"/>
    </style:style>
    <style:style style:name="P5" style:family="paragraph" style:parent-style-name="Table_20_Contents">
      <style:text-properties officeooo:rsid="00195b1c" officeooo:paragraph-rsid="00195b1c"/>
    </style:style>
    <style:style style:name="P6" style:family="paragraph" style:parent-style-name="Table_20_Contents">
      <style:text-properties officeooo:paragraph-rsid="00195b1c"/>
    </style:style>
    <style:style style:name="P7" style:family="paragraph" style:parent-style-name="Table_20_Contents">
      <style:text-properties officeooo:rsid="00204fe4" officeooo:paragraph-rsid="00204fe4"/>
    </style:style>
    <style:style style:name="P8" style:family="paragraph" style:parent-style-name="Table_20_Contents">
      <style:text-properties officeooo:rsid="0021a5d0" officeooo:paragraph-rsid="0021a5d0"/>
    </style:style>
    <style:style style:name="P9" style:family="paragraph" style:parent-style-name="Table_20_Contents">
      <style:text-properties officeooo:paragraph-rsid="00232f8e"/>
    </style:style>
    <style:style style:name="P10" style:family="paragraph" style:parent-style-name="Table_20_Contents">
      <style:text-properties officeooo:rsid="0024cc4d" officeooo:paragraph-rsid="0024cc4d"/>
    </style:style>
    <style:style style:name="P11" style:family="paragraph" style:parent-style-name="Table_20_Contents">
      <style:text-properties officeooo:rsid="0024cc4d" officeooo:paragraph-rsid="00267a2f"/>
    </style:style>
    <style:style style:name="P12" style:family="paragraph" style:parent-style-name="Table_20_Contents">
      <style:text-properties officeooo:rsid="0024cc4d" officeooo:paragraph-rsid="00281b06"/>
    </style:style>
    <style:style style:name="P13" style:family="paragraph" style:parent-style-name="Table_20_Contents">
      <style:text-properties officeooo:rsid="00281b06" officeooo:paragraph-rsid="00281b06"/>
    </style:style>
    <style:style style:name="P14" style:family="paragraph" style:parent-style-name="Table_20_Contents">
      <style:text-properties officeooo:rsid="0028a700" officeooo:paragraph-rsid="0028a700"/>
    </style:style>
    <style:style style:name="P15" style:family="paragraph" style:parent-style-name="Table_20_Contents">
      <style:text-properties officeooo:rsid="002c269f" officeooo:paragraph-rsid="002c269f"/>
    </style:style>
    <style:style style:name="P16" style:family="paragraph" style:parent-style-name="Table_20_Contents">
      <style:text-properties officeooo:rsid="002d5626" officeooo:paragraph-rsid="002d5626"/>
    </style:style>
    <style:style style:name="P17" style:family="paragraph" style:parent-style-name="Table_20_Contents">
      <style:text-properties officeooo:rsid="002eb38c" officeooo:paragraph-rsid="002eb38c"/>
    </style:style>
    <style:style style:name="P18" style:family="paragraph" style:parent-style-name="Table_20_Contents">
      <style:text-properties officeooo:rsid="002ef1b2" officeooo:paragraph-rsid="002ef1b2"/>
    </style:style>
    <style:style style:name="P19" style:family="paragraph" style:parent-style-name="Table_20_Contents">
      <style:text-properties officeooo:rsid="0030dd41" officeooo:paragraph-rsid="0030dd41"/>
    </style:style>
    <style:style style:name="P20" style:family="paragraph" style:parent-style-name="Table_20_Contents">
      <style:text-properties officeooo:rsid="00321678" officeooo:paragraph-rsid="00321678"/>
    </style:style>
    <style:style style:name="P21" style:family="paragraph" style:parent-style-name="Preformatted_20_Text">
      <style:paragraph-properties fo:margin-top="0in" fo:margin-bottom="0.1965in" loext:contextual-spacing="false"/>
    </style:style>
    <style:style style:name="P22" style:family="paragraph" style:parent-style-name="Table_20_Contents">
      <style:text-properties officeooo:rsid="0030dd41"/>
    </style:style>
    <style:style style:name="P23" style:family="paragraph" style:parent-style-name="Table_20_Contents">
      <style:text-properties officeooo:rsid="00344183" officeooo:paragraph-rsid="00344183"/>
    </style:style>
    <style:style style:name="P24" style:family="paragraph" style:parent-style-name="Table_20_Contents">
      <style:text-properties officeooo:rsid="00362108" officeooo:paragraph-rsid="00362108"/>
    </style:style>
    <style:style style:name="P25" style:family="paragraph" style:parent-style-name="Table_20_Contents">
      <style:text-properties officeooo:rsid="00376e93" officeooo:paragraph-rsid="00376e93"/>
    </style:style>
    <style:style style:name="P26" style:family="paragraph" style:parent-style-name="Table_20_Contents">
      <style:text-properties officeooo:rsid="00376e93" officeooo:paragraph-rsid="00379f1b"/>
    </style:style>
    <style:style style:name="P27" style:family="paragraph" style:parent-style-name="Table_20_Contents">
      <style:paragraph-properties fo:text-align="start" style:justify-single-word="false"/>
      <style:text-properties officeooo:paragraph-rsid="00376e93"/>
    </style:style>
    <style:style style:name="P28" style:family="paragraph" style:parent-style-name="Table_20_Contents">
      <style:text-properties officeooo:rsid="00379f1b" officeooo:paragraph-rsid="00379f1b"/>
    </style:style>
    <style:style style:name="P29" style:family="paragraph" style:parent-style-name="Table_20_Contents">
      <style:text-properties officeooo:rsid="0039042b" officeooo:paragraph-rsid="0039042b"/>
    </style:style>
    <style:style style:name="P30" style:family="paragraph" style:parent-style-name="Table_20_Contents">
      <style:text-properties officeooo:rsid="0039527c" officeooo:paragraph-rsid="0039527c"/>
    </style:style>
    <style:style style:name="P31" style:family="paragraph" style:parent-style-name="Table_20_Contents">
      <style:text-properties officeooo:rsid="003b3ba9" officeooo:paragraph-rsid="003b3ba9"/>
    </style:style>
    <style:style style:name="P32" style:family="paragraph" style:parent-style-name="Table_20_Contents">
      <style:text-properties officeooo:paragraph-rsid="003b3ba9"/>
    </style:style>
    <style:style style:name="P33" style:family="paragraph" style:parent-style-name="Table_20_Contents">
      <style:text-properties officeooo:rsid="003b9a04" officeooo:paragraph-rsid="003b9a04"/>
    </style:style>
    <style:style style:name="P34" style:family="paragraph" style:parent-style-name="Table_20_Contents">
      <style:text-properties officeooo:rsid="003b9a04" officeooo:paragraph-rsid="003e4bfc"/>
    </style:style>
    <style:style style:name="P35" style:family="paragraph" style:parent-style-name="Table_20_Contents">
      <style:text-properties officeooo:rsid="003c651b" officeooo:paragraph-rsid="003c651b"/>
    </style:style>
    <style:style style:name="P36" style:family="paragraph" style:parent-style-name="Table_20_Contents">
      <style:text-properties officeooo:rsid="003c651b" officeooo:paragraph-rsid="003e3e5f"/>
    </style:style>
    <style:style style:name="P37" style:family="paragraph" style:parent-style-name="Table_20_Contents">
      <style:text-properties officeooo:paragraph-rsid="003c651b"/>
    </style:style>
    <style:style style:name="T1" style:family="text">
      <style:text-properties officeooo:rsid="0015b150"/>
    </style:style>
    <style:style style:name="T2" style:family="text">
      <style:text-properties officeooo:rsid="00195b1c"/>
    </style:style>
    <style:style style:name="T3" style:family="text">
      <style:text-properties officeooo:rsid="001bca7d"/>
    </style:style>
    <style:style style:name="T4" style:family="text">
      <style:text-properties officeooo:rsid="00204fe4"/>
    </style:style>
    <style:style style:name="T5" style:family="text">
      <style:text-properties officeooo:rsid="0021987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32f8e"/>
    </style:style>
    <style:style style:name="T8" style:family="text">
      <style:text-properties officeooo:rsid="00267a2f"/>
    </style:style>
    <style:style style:name="T9" style:family="text">
      <style:text-properties officeooo:rsid="002a3d54"/>
    </style:style>
    <style:style style:name="T10" style:family="text">
      <style:text-properties officeooo:rsid="002eb38c"/>
    </style:style>
    <style:style style:name="T11" style:family="text">
      <style:text-properties officeooo:rsid="002ef1b2"/>
    </style:style>
    <style:style style:name="T12" style:family="text">
      <style:text-properties officeooo:rsid="00321678"/>
    </style:style>
    <style:style style:name="T13" style:family="text">
      <style:text-properties officeooo:rsid="0032dbfe"/>
    </style:style>
    <style:style style:name="T14" style:family="text">
      <style:text-properties officeooo:rsid="00376e93"/>
    </style:style>
    <style:style style:name="T15" style:family="text">
      <style:text-properties officeooo:rsid="00379f1b"/>
    </style:style>
    <style:style style:name="T16" style:family="text">
      <style:text-properties officeooo:rsid="0039042b"/>
    </style:style>
    <style:style style:name="T17" style:family="text">
      <style:text-properties officeooo:rsid="0039527c"/>
    </style:style>
    <style:style style:name="T18" style:family="text">
      <style:text-properties officeooo:rsid="003b3ba9"/>
    </style:style>
    <style:style style:name="T19" style:family="text">
      <style:text-properties officeooo:rsid="003c5158"/>
    </style:style>
    <style:style style:name="T20" style:family="text">
      <style:text-properties officeooo:rsid="003c651b"/>
    </style:style>
    <style:style style:name="T21" style:family="text">
      <style:text-properties officeooo:rsid="003e3e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Plugin Capabilites</text:p>
          </table:table-cell>
          <table:table-cell table:style-name="Table1.B1" office:value-type="string">
            <text:p text:style-name="Table_20_Contents">- <text:span text:style-name="T1">Extending the Gradle domain model</text:span></text:p>
            <text:p text:style-name="Table_20_Contents">- <text:span text:style-name="T1">Adding DSL elements</text:span></text:p>
            <text:p text:style-name="Table_20_Contents">- <text:span text:style-name="T1">Adding Tasks</text:span></text:p>
            <text:p text:style-name="Table_20_Contents">- <text:span text:style-name="T1">Adding Task Types</text:span></text:p>
          </table:table-cell>
        </table:table-row>
        <table:table-row>
          <table:table-cell table:style-name="Table1.A2" office:value-type="string">
            <text:p text:style-name="P3">Java Build Tasks</text:p>
          </table:table-cell>
          <table:table-cell table:style-name="Table1.B2" office:value-type="string">
            <text:p text:style-name="P3">Java build process:</text:p>
            <text:p text:style-name="P3">compile → Jar → documentation → test → report</text:p>
          </table:table-cell>
        </table:table-row>
        <table:table-row>
          <table:table-cell table:style-name="Table1.A2" office:value-type="string">
            <text:p text:style-name="P3">Applying the Java Plugin</text:p>
          </table:table-cell>
          <table:table-cell table:style-name="Table1.B2" office:value-type="string">
            <text:p text:style-name="P4">- To apply java plugin in gradle, <text:span text:style-name="T3">first resolve it then</text:span> add one line <text:span text:style-name="T3">to apply it.</text:span></text:p>
            <text:p text:style-name="P4">apply plugin: "java"</text:p>
            <text:p text:style-name="P4"/>
            <text:p text:style-name="P4"><text:span text:style-name="Emphasis">Resolving</text:span> a plugin means finding the correct version of the jar which contains a given plugin and adding it the script classpath. </text:p>
            <text:p text:style-name="P4">Core binary plugins provided as part of the Gradle distribution are automatically resolved.</text:p>
            <text:p text:style-name="P4"/>
            <text:p text:style-name="P5">- gradle assemble : creates the output “JAR”, artifacts.</text:p>
            <text:p text:style-name="P4">- <text:span text:style-name="T2">java plugin doesn’t add any tasks for running a code, because it’s apart of core gradle functionality.</text:span></text:p>
            <text:p text:style-name="P5">task execute(type: JavaExec) {</text:p>
            <text:p text:style-name="P5"><text:s text:c="4"/>main = "com.udacity.gradle.Person"</text:p>
            <text:p text:style-name="P5"><text:s text:c="4"/>classpath = sourceSets.main.runtimeClasspath</text:p>
            <text:p text:style-name="P5">}</text:p>
            <text:p text:style-name="P5">- <text:span text:style-name="T4">you can execute java in debug mode using</text:span></text:p>
            <text:p text:style-name="P7">gradle execute –debug-jvm</text:p>
            <text:p text:style-name="P6"><text:span text:style-name="T2">- gradle expect your src code under: </text:span><text:span text:style-name="Source_20_Text">src/main/java</text:span></text:p>
            <text:p text:style-name="P9"><text:span text:style-name="Source_20_Text"><text:span text:style-name="T7">test under : src/test/java</text:span></text:span></text:p>
            <text:p text:style-name="P9"><text:span text:style-name="Source_20_Text"><text:span text:style-name="T7">output under: build</text:span></text:span></text:p>
            <text:p text:style-name="P6"><text:span text:style-name="Source_20_Text">- </text:span><text:span text:style-name="Source_20_Text"><text:span text:style-name="T2">gradle build, Gradle will compile and test your code, and create a JAR file containing your main classes and resources</text:span></text:span></text:p>
            <text:p text:style-name="P6"><text:span text:style-name="Source_20_Text">- clean : </text:span>Deletes the <text:span text:style-name="Source_20_Text">build</text:span> directory, removing all built files.</text:p>
            <text:p text:style-name="P6"><text:span text:style-name="Source_20_Text">- check : </text:span>Compiles and tests your code</text:p>
            <text:p text:style-name="P6"><text:span text:style-name="Source_20_Text">- </text:span><text:span text:style-name="Source_20_Text"><text:span text:style-name="T5">To </text:span></text:span><text:span text:style-name="Source_20_Text"><text:span text:style-name="T6">Custom Java source layout</text:span></text:span></text:p>
            <text:p text:style-name="P1"><text:span text:style-name="Source_20_Text"><text:span text:style-name="T5">inside </text:span></text:span><text:span text:style-name="Source_20_Text">build.gradle</text:span></text:p>
            <text:p text:style-name="P1">sourceSets {</text:p>
            <text:p text:style-name="Preformatted_20_Text"><text:s text:c="4"/>main {</text:p>
            <text:p text:style-name="Preformatted_20_Text"><text:s text:c="8"/>java {</text:p>
            <text:p text:style-name="Preformatted_20_Text"><text:s text:c="12"/>srcDirs = ['src/java']</text:p>
            <text:p text:style-name="Preformatted_20_Text"><text:s text:c="8"/>}</text:p>
            <text:p text:style-name="Preformatted_20_Text"><text:s text:c="8"/>resources {</text:p>
            <text:p text:style-name="Preformatted_20_Text"><text:s text:c="12"/>srcDirs = ['src/resources']</text:p>
            <text:p text:style-name="Preformatted_20_Text"><text:s text:c="8"/>}</text:p>
            <text:p text:style-name="Preformatted_20_Text"><text:s text:c="4"/>}</text:p>
            <text:p text:style-name="P21">}</text:p>
            <text:p text:style-name="P6"><text:span text:style-name="Source_20_Text"/></text:p>
          </table:table-cell>
        </table:table-row>
        <table:table-row>
          <table:table-cell table:style-name="Table1.A2" office:value-type="string">
            <text:p text:style-name="P8">Quiz: Create a Jar</text:p>
          </table:table-cell>
          <table:table-cell table:style-name="Table1.B2" office:value-type="string">
            <text:p text:style-name="P8">jar - Assembles a jar archive containing the main classes. [classes]</text:p>
          </table:table-cell>
        </table:table-row>
        <table:table-row>
          <table:table-cell table:style-name="Table1.A2" office:value-type="string">
            <text:p text:style-name="P12">Java Task Dependencies</text:p>
          </table:table-cell>
          <table:table-cell table:style-name="Table1.B2" office:value-type="string">
            <text:p text:style-name="P13">Java plugin – tasks</text:p>
            <text:p text:style-name="P13">build → assemble &amp; upload archive → <text:s/>jar → classes → compile java &amp; process resources.</text:p>
            <text:p text:style-name="P13"><text:soft-page-break/>Build → check → test → test classes → CompileTestJava &amp; processTestResources</text:p>
            <text:p text:style-name="P13"/>
            <text:p text:style-name="P13">javaDoc &amp; test &amp; compileTestJava &amp; jar → classes</text:p>
            <text:p text:style-name="P13"/>
          </table:table-cell>
        </table:table-row>
        <table:table-row>
          <table:table-cell table:style-name="Table1.A2" office:value-type="string">
            <text:p text:style-name="P10">Quiz: Java Task Dependencies</text:p>
          </table:table-cell>
          <table:table-cell table:style-name="Table1.B2" office:value-type="string">
            <text:p text:style-name="P11">Assemble depend on 4 tasks:<text:line-break/><text:span text:style-name="T8">jar → classes → compile java &amp; </text:span>process resources</text:p>
          </table:table-cell>
        </table:table-row>
        <table:table-row>
          <table:table-cell table:style-name="Table1.A2" office:value-type="string">
            <text:p text:style-name="P14">Dependency Mangement</text:p>
          </table:table-cell>
          <table:table-cell table:style-name="Table1.B2" office:value-type="string">
            <text:p text:style-name="P14">Gradle make dependency resolution: looking for declared dependency<text:span text:style-name="T9">to retreive it from local directory or another project need to be built or downloaded from remote repository</text:span></text:p>
          </table:table-cell>
        </table:table-row>
        <table:table-row>
          <table:table-cell table:style-name="Table1.A2" office:value-type="string">
            <text:p text:style-name="P15">Repositories and Dependencies</text:p>
          </table:table-cell>
          <table:table-cell table:style-name="Table1.B2" office:value-type="string">
            <text:p text:style-name="P15">Most of prominent repositories are made in mavenCentral or jCenter()</text:p>
            <text:p text:style-name="P15">so gradle can retrieve it using it’s artifacts</text:p>
          </table:table-cell>
        </table:table-row>
        <table:table-row>
          <table:table-cell table:style-name="Table1.A2" office:value-type="string">
            <text:p text:style-name="P16">Working with Repositories</text:p>
          </table:table-cell>
          <table:table-cell table:style-name="Table1.B2" office:value-type="string">
            <text:p text:style-name="P16">You have to define the repositories inside repositories block</text:p>
            <text:p text:style-name="P16">repositories {</text:p>
            <text:p text:style-name="P16"><text:s text:c="7"/>flatDir {</text:p>
            <text:p text:style-name="P16"><text:s text:c="14"/>dirs ‘libs’ <text:s text:c="5"/>// <text:span text:style-name="T10">for local libraries</text:span></text:p>
            <text:p text:style-name="P16"><text:s text:c="7"/>}</text:p>
            <text:p text:style-name="P16">}</text:p>
            <text:p text:style-name="P17">repositories {</text:p>
            <text:p text:style-name="P17"><text:s text:c="4"/>mavenCentral()</text:p>
            <text:p text:style-name="P17"><text:s text:c="4"/>mavenLocal()</text:p>
            <text:p text:style-name="P17"><text:s text:c="4"/>jcenter()</text:p>
            <text:p text:style-name="P17">}</text:p>
            <text:p text:style-name="P17">// you have to define the <text:span text:style-name="T11">location</text:span> to the repository</text:p>
            <text:p text:style-name="P17">repositories {</text:p>
            <text:p text:style-name="P17"><text:s text:c="2"/>maven {</text:p>
            <text:p text:style-name="P17"><text:s text:c="12"/>url ‘https://repo.foo.org/m2’ <text:s text:c="2"/></text:p>
            <text:p text:style-name="P17"><text:s text:c="2"/>}</text:p>
            <text:p text:style-name="P17"/>
            <text:p text:style-name="P18">ivy {</text:p>
            <text:p text:style-name="P18"><text:s text:c="4"/>url ‘<text:a xlink:type="simple" xlink:href="https://repo.foo.org/ivy" text:style-name="Internet_20_link" text:visited-style-name="Visited_20_Internet_20_Link">https://repo.foo.org/ivy</text:a>’</text:p>
            <text:p text:style-name="P18"><text:s text:c="4"/>credentials { // sometimes it required credentials to access the repositories</text:p>
            <text:p text:style-name="P18"><text:s text:c="10"/>username ‘username’</text:p>
            <text:p text:style-name="P18"><text:s text:c="10"/>password ‘secret’ <text:s text:c="3"/></text:p>
            <text:p text:style-name="P18"><text:s text:c="4"/>}</text:p>
            <text:p text:style-name="P18">}</text:p>
            <text:p text:style-name="P17">}</text:p>
            <text:p text:style-name="P17"/>
          </table:table-cell>
        </table:table-row>
        <table:table-row>
          <table:table-cell table:style-name="Table1.A2" office:value-type="string">
            <text:p text:style-name="P19">Declaring dependencies</text:p>
          </table:table-cell>
          <table:table-cell table:style-name="Table1.B2" office:value-type="string">
            <text:p text:style-name="P22">// File dependencies</text:p>
            <text:p text:style-name="P19">dependencies {</text:p>
            <text:p text:style-name="P19"><text:s/>compile files(‘libs/foo.jar’ , ….)</text:p>
            <text:p text:style-name="P19">}</text:p>
            <text:p text:style-name="P19">// FileTree dependencies</text:p>
            <text:p text:style-name="P19">dependencies {</text:p>
            <text:p text:style-name="P19"><text:s text:c="2"/>compile fileTree(dir: ‘libs’, include: ‘*.jar’)</text:p>
            <text:p text:style-name="P19">}</text:p>
            <text:p text:style-name="P19">// <text:span text:style-name="T12">external dependencies</text:span></text:p>
            <text:p text:style-name="P20">dependencies {</text:p>
            <text:p text:style-name="P20"><text:s/>compile ‘com.google.guava:guava:18.0’</text:p>
            <text:p text:style-name="P20"><text:soft-page-break/>// <text:span text:style-name="T13">the same with different groovy syntax</text:span></text:p>
            <text:p text:style-name="P20">compile group: ‘com.google.guava’, name:’guava’, version: ‘18.0’</text:p>
            <text:p text:style-name="P20">}</text:p>
          </table:table-cell>
        </table:table-row>
        <table:table-row>
          <table:table-cell table:style-name="Table1.A2" office:value-type="string">
            <text:p text:style-name="P23">Dependency Reports</text:p>
          </table:table-cell>
          <table:table-cell table:style-name="Table1.B2" office:value-type="string">
            <text:p text:style-name="P24">- $ gradle dependencies : generate a dependency report</text:p>
            <text:p text:style-name="P24">- for a particular configuration:</text:p>
            <text:p text:style-name="P24"><text:s text:c="3"/>$ gradle dependencies --configuration runtime</text:p>
            <text:p text:style-name="P24">- The dependency insight report shows how a particular dependency is included in our project. </text:p>
            <text:p text:style-name="P24"><text:s text:c="4"/>$ gradle dependencyInsight --dependency commons-logging</text:p>
            <text:p text:style-name="P24"/>
            <text:p text:style-name="P24"/>
          </table:table-cell>
        </table:table-row>
        <table:table-row>
          <table:table-cell table:style-name="Table1.A2" office:value-type="string">
            <text:p text:style-name="P27"><text:span text:style-name="T14">Configuration</text:span></text:p>
          </table:table-cell>
          <table:table-cell table:style-name="Table1.B2" office:value-type="string">
            <text:p text:style-name="P25">- Dependencies can be added to any of these configurations by simply using the name of the configuration followed by a dependency notation.</text:p>
            <text:p text:style-name="P25"><text:s text:c="4"/>compile 'commons-logging:commons-logging:1.1.3'</text:p>
            <text:p text:style-name="P25"/>
            <text:p text:style-name="P25">- Configurations can extend other configurations. For example, the 'testCompile' configuration extends from the 'compile' configuration, which means that 'compile' dependencies are automatically included in 'testCompile'.</text:p>
            <text:p text:style-name="P25"/>
            <text:p text:style-name="P26">- <text:span text:style-name="T15">This is useful if we want to download some dependencies from a remote repository and bundle them in our project somehow.</text:span></text:p>
            <text:p text:style-name="P28">task copyDependencies(type: Copy) {</text:p>
            <text:p text:style-name="P28"><text:s text:c="4"/>from configurations.custom</text:p>
            <text:p text:style-name="P28"><text:s text:c="4"/>into 'build/libs'</text:p>
            <text:p text:style-name="P28">}</text:p>
            <text:p text:style-name="P25"/>
          </table:table-cell>
        </table:table-row>
        <table:table-row>
          <table:table-cell table:style-name="Table1.A2" office:value-type="string">
            <text:p text:style-name="P29">Quiz: Create a custom Configuration</text:p>
          </table:table-cell>
          <table:table-cell table:style-name="Table1.B2" office:value-type="string">
            <text:p text:style-name="Table_20_Contents">- <text:span text:style-name="T16">to make custom configuration</text:span></text:p>
            <text:p text:style-name="P29">configurations {</text:p>
            <text:p text:style-name="P29">compile.extendsFrom deps // make compile extend from custom one</text:p>
            <text:p text:style-name="P29">}<text:line-break/>// use new configuration to add a dependencies</text:p>
            <text:p text:style-name="P29">dependencies {</text:p>
            <text:p text:style-name="P29"><text:s/>deps group: 'com.google.guava', name: 'guava', version: '18.0'</text:p>
            <text:p text:style-name="P29">}</text:p>
            <text:p text:style-name="P29">// <text:span text:style-name="T17">make copy &amp; zip of downloaded dependencies from custom configuration</text:span></text:p>
            <text:p text:style-name="P30">task zipDeps(type: Zip){</text:p>
            <text:p text:style-name="P30">baseName = 'Foo'</text:p>
            <text:p text:style-name="P30">version = '4.2'</text:p>
            <text:p text:style-name="P30">classifier = 'SNAPSHOT'</text:p>
            <text:p text:style-name="P30">from configurations.deps</text:p>
            <text:p text:style-name="P30">}</text:p>
          </table:table-cell>
        </table:table-row>
        <table:table-row>
          <table:table-cell table:style-name="Table1.A2" office:value-type="string">
            <text:p text:style-name="P31">Java Unit Testing</text:p>
          </table:table-cell>
          <table:table-cell table:style-name="Table1.B2" office:value-type="string">
            <text:p text:style-name="P32">- <text:span text:style-name="T18">place your tests at 'src/test/java'</text:span></text:p>
            <text:p text:style-name="Table_20_Contents">- <text:span text:style-name="T18">add testCompile of junit test to build.gradle</text:span></text:p>
            <text:p text:style-name="P31">dependencies {</text:p>
            <text:p text:style-name="P31"><text:s text:c="4"/>testCompile 'junit:junit:4.12'</text:p>
            <text:p text:style-name="P31">}</text:p>
            <text:p text:style-name="P31">- to run the test use $ gradle test</text:p>
            <text:p text:style-name="P31">- to see the test reports: <text:s text:c="4"/>$ open build/reports/tests/index.html</text:p>
          </table:table-cell>
        </table:table-row>
        <text:soft-page-break/>
        <table:table-row>
          <table:table-cell table:style-name="Table1.A2" office:value-type="string">
            <text:p text:style-name="P33">Advanced Gradle Wrapper</text:p>
          </table:table-cell>
          <table:table-cell table:style-name="Table1.B2" office:value-type="string">
            <text:p text:style-name="P37"><text:span text:style-name="T20">Gradle wrapper: </text:span>is a script that invokes a declared version of Gradle</text:p>
            <text:p text:style-name="P33">- Execute $ gradle wrapper</text:p>
            <text:p text:style-name="P34">will <text:span text:style-name="T19">provide gradlew , gradlew.bat , gradle-wrapper.jar, gradle-wrapper.properties</text:span></text:p>
            <text:p text:style-name="P33">- <text:span text:style-name="T19">configuration for the wrapper exist in gradle-wrapper.properties</text:span> </text:p>
            <text:p text:style-name="P35">to put specific version of gradle wrapper, modify it in build.gradle</text:p>
            <text:p text:style-name="P35">- wrapper {</text:p>
            <text:p text:style-name="P35"><text:s/>gradleVersion = ‘2.2’</text:p>
            <text:p text:style-name="P35">}</text:p>
            <text:p text:style-name="P36">- <text:span text:style-name="T21">$./gradlew –version // to know which gradle version is running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4:15:56.178885796</meta:creation-date>
    <dc:date>2018-07-24T17:21:15.817087143</dc:date>
    <meta:editing-duration>PT6H9M3S</meta:editing-duration>
    <meta:editing-cycles>31</meta:editing-cycles>
    <meta:generator>LibreOffice/5.1.6.2$Linux_X86_64 LibreOffice_project/10m0$Build-2</meta:generator>
    <meta:document-statistic meta:table-count="1" meta:image-count="0" meta:object-count="0" meta:page-count="4" meta:paragraph-count="141" meta:word-count="758" meta:character-count="5152" meta:non-whitespace-character-count="4327"/>
  </office:meta>
</office:document-meta>
</file>